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9"/>
    <style:style style:name="P2" style:family="paragraph" style:parent-style-name="Text_20_body" style:list-style-name="L1">
      <style:paragraph-properties fo:margin-top="0in" fo:margin-bottom="0.1665in" style:contextual-spacing="false"/>
    </style:style>
    <style:style style:name="P3" style:family="paragraph" style:parent-style-name="Text_20_body" style:list-style-name="L2">
      <style:paragraph-properties fo:margin-top="0in" fo:margin-bottom="0.1665in" style:contextual-spacing="false"/>
    </style:style>
    <style:style style:name="P4" style:family="paragraph" style:parent-style-name="Text_20_body" style:list-style-name="L4">
      <style:paragraph-properties fo:margin-top="0in" fo:margin-bottom="0.1665in" style:contextual-spacing="false"/>
    </style:style>
    <style:style style:name="P5" style:family="paragraph" style:parent-style-name="Text_20_body" style:list-style-name="L6">
      <style:paragraph-properties fo:margin-top="0in" fo:margin-bottom="0.1665in" style:contextual-spacing="false"/>
    </style:style>
    <style:style style:name="P6" style:family="paragraph" style:parent-style-name="Text_20_body" style:list-style-name="L8">
      <style:paragraph-properties fo:margin-top="0in" fo:margin-bottom="0.1665in" style:contextual-spacing="false"/>
    </style:style>
    <style:style style:name="P7" style:family="paragraph" style:parent-style-name="Text_20_body" style:list-style-name="L1">
      <style:paragraph-properties fo:margin-top="0in" fo:margin-bottom="0.1665in" style:contextual-spacing="false"/>
      <style:text-properties fo:font-size="22pt" fo:font-style="italic" fo:font-weight="bold" officeooo:rsid="001a260b" officeooo:paragraph-rsid="001a260b" style:font-size-asian="19.25pt" style:font-style-asian="italic" style:font-weight-asian="bold" style:font-size-complex="22pt" style:font-style-complex="italic" style:font-weight-complex="bold"/>
    </style:style>
    <style:style style:name="P8" style:family="paragraph" style:parent-style-name="Text_20_body" style:list-style-name="L5">
      <style:paragraph-properties fo:margin-top="0in" fo:margin-bottom="0in" style:contextual-spacing="false"/>
    </style:style>
    <style:style style:name="P9" style:family="paragraph" style:parent-style-name="Text_20_body" style:list-style-name="L7">
      <style:paragraph-properties fo:margin-top="0in" fo:margin-bottom="0in" style:contextual-spacing="false"/>
    </style:style>
    <style:style style:name="P10" style:family="paragraph" style:parent-style-name="Text_20_body" style:list-style-name="L9">
      <style:paragraph-properties fo:margin-top="0in" fo:margin-bottom="0in" style:contextual-spacing="false"/>
    </style:style>
    <style:style style:name="P11" style:family="paragraph" style:parent-style-name="Text_20_body" style:list-style-name="L3">
      <style:paragraph-properties fo:margin-top="0in" fo:margin-bottom="0in" style:contextual-spacing="false"/>
      <style:text-properties officeooo:rsid="00108da6" officeooo:paragraph-rsid="00108da6"/>
    </style:style>
    <style:style style:name="T1" style:family="text">
      <style:text-properties fo:font-weight="bold"/>
    </style:style>
    <style:style style:name="T2" style:family="text">
      <style:text-properties fo:font-weight="bold" officeooo:rsid="000f024f"/>
    </style:style>
    <style:style style:name="T3" style:family="text">
      <style:text-properties fo:font-weight="bold" officeooo:rsid="00108da6"/>
    </style:style>
    <style:style style:name="T4" style:family="text">
      <style:text-properties fo:font-weight="bold" officeooo:rsid="0013fd73"/>
    </style:style>
    <style:style style:name="T5" style:family="text">
      <style:text-properties fo:font-weight="bold" officeooo:rsid="0016df6c"/>
    </style:style>
    <style:style style:name="T6" style:family="text">
      <style:text-properties officeooo:rsid="000f024f"/>
    </style:style>
    <style:style style:name="T7" style:family="text">
      <style:text-properties officeooo:rsid="00108da6"/>
    </style:style>
    <style:style style:name="T8" style:family="text">
      <style:text-properties officeooo:rsid="00124aa1"/>
    </style:style>
    <style:style style:name="T9" style:family="text">
      <style:text-properties officeooo:rsid="0015f82f"/>
    </style:style>
    <style:style style:name="T10" style:family="text">
      <style:text-properties officeooo:rsid="0016df6c"/>
    </style:style>
    <style:style style:name="T11" style:family="text">
      <style:text-properties officeooo:rsid="0017f894"/>
    </style:style>
    <style:style style:name="T12" style:family="text">
      <style:text-properties officeooo:rsid="0018a3d3"/>
    </style:style>
    <style:style style:name="T13" style:family="text">
      <style:text-properties officeooo:rsid="001959f4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573443583675750564" text:style-name="L1">
        <text:list-header>
          <text:p text:style-name="P7">Términos y Condiciones de Friend Leaf</text:p>
          <text:p text:style-name="P2"/>
        </text:list-header>
        <text:list-item>
          <text:p text:style-name="P2"><text:span text:style-name="T1">Privac</text:span><text:span text:style-name="T2">idadad</text:span><text:line-break/><text:line-break/><text:span text:style-name="T6">Tu privacidad es importante para nosotros. Tus datos no se van a mostrar a cualquier persona, sólo si tú le das permiso</text:span>. <text:line-break/></text:p>
        </text:list-item>
      </text:list>
      <text:list xml:id="list188602027493778186" text:style-name="L2">
        <text:list-item>
          <text:p text:style-name="P3"><text:span text:style-name="T2">Compartir tu contenido e información</text:span><text:line-break/><text:line-break/><text:span text:style-name="T7">Todo el contenido e información que compartes en Friend Leaf (subiendo archivos) es tuyo. Puedes controlar perfectamente quién lo puede ver y quién no ya que un amigo lo puede ver y quien no sea amigo no.</text:span> </text:p>
        </text:list-item>
      </text:list>
      <text:list xml:id="list7312429726075445416" text:style-name="L3">
        <text:list-header>
          <text:p text:style-name="P11">En cuanto al contenido por enlaces (vídeos y fotos), <text:s/>es tu responsabilidad lo que compartes y los permisos que tenga la página de la que has compartido ese contenido.</text:p>
          <text:p text:style-name="P11"/>
        </text:list-header>
      </text:list>
      <text:list xml:id="list638608632368717419" text:style-name="L4">
        <text:list-item>
          <text:p text:style-name="P4"><text:span text:style-name="T1">S</text:span><text:span text:style-name="T3">eguridad</text:span><text:line-break/><text:line-break/><text:span text:style-name="T7">Hacemos lo mejor posible para mantener tu seguridad, pero necesitarás colaborar también de tu parte para mantenerla.</text:span></text:p>
        </text:list-item>
      </text:list>
      <text:list xml:id="list283528316964134884" text:style-name="L5">
        <text:list-item>
          <text:p text:style-name="P8"><text:span text:style-name="T7">No compartirás spam en Friend Leaf</text:span>.</text:p>
        </text:list-item>
        <text:list-item>
          <text:p text:style-name="P8"><text:span text:style-name="T7">No accederás a Friend Leaf usando programas automatizados (como bots)</text:span>.</text:p>
        </text:list-item>
        <text:list-item>
          <text:p text:style-name="P8"><text:span text:style-name="T7">No usarás medios de marketing ilegales como la pirámide en Friend Leaf</text:span>.</text:p>
        </text:list-item>
        <text:list-item>
          <text:p text:style-name="P8"><text:span text:style-name="T7">No subirás virus ni otro tipo de código malicioso</text:span>.</text:p>
        </text:list-item>
        <text:list-item>
          <text:p text:style-name="P8"><text:span text:style-name="T7">No solicitarás los datos de conexión de otro usuario</text:span>.</text:p>
        </text:list-item>
        <text:list-item>
          <text:p text:style-name="P8"><text:span text:style-name="T7">No molestes ni hagas agresión contra los usuarios</text:span>.</text:p>
        </text:list-item>
        <text:list-item>
          <text:p text:style-name="P8"><text:span text:style-name="T7">No meterás posts que: tengan palabras de odio, ameanazas, pornografía, incite violencia, o que contenga escenas de nudez o violencia gratutina.</text:span></text:p>
        </text:list-item>
        <text:list-item>
          <text:p text:style-name="P8"><text:span text:style-name="T8">No desarrollarás ni operarás una aplicación de terceras que contenga cosas relacionadas con el alcohol, las citas, u otro contenido de tipo maduro (incluyendo publicidad) sin las restricciones de edad adecuadas.</text:span></text:p>
        </text:list-item>
        <text:list-item>
          <text:p text:style-name="P8"><text:span text:style-name="T8">No usarás Friend Leaf para hacer nada contra la ley, o malicioso o discriminador</text:span>.</text:p>
        </text:list-item>
        <text:list-item>
          <text:p text:style-name="P8"><text:s/><text:span text:style-name="T8">No harás nada que pueda deshabilitar o impedir el funcionamiento o apariencia normal de Friend Leaf, como ataque DoS o interferencia con la renderización de la página u otro funcionamiento de Friend Leaf</text:span>.<text:line-break/></text:p>
        </text:list-item>
      </text:list>
      <text:list xml:id="list7269568366007192730" text:style-name="L6">
        <text:list-item>
          <text:p text:style-name="P5"><text:span text:style-name="T1">Registr</text:span><text:span text:style-name="T4">o y Seguridad de Cuenta</text:span><text:line-break/><text:line-break/><text:span text:style-name="T9">Los usuarios de Friend Leaf usan sus nombres e información real, y queremos que tú lo mantengas así</text:span>. <text:span text:style-name="T9">Aquí hay algunos compromisos que nos haces relacionado a la creación y el </text:span><text:soft-page-break/><text:span text:style-name="T9">mantenimiento de tu cuenta:</text:span> </text:p>
        </text:list-item>
      </text:list>
      <text:list xml:id="list1074949003060461648" text:style-name="L7">
        <text:list-item>
          <text:p text:style-name="P9"><text:span text:style-name="T9">No proveerás ninguna información falsa a Friend Leaf, o crear una cuenta para una persona que no seas tú sin permiso</text:span>.</text:p>
        </text:list-item>
        <text:list-item>
          <text:p text:style-name="P9"><text:span text:style-name="T9">No crearás más de una cuenta personal propia</text:span>.</text:p>
        </text:list-item>
        <text:list-item>
          <text:p text:style-name="P9"><text:span text:style-name="T9">Si desactivamos tu cuenta, no crearás otra sin nuestro permiso</text:span>.</text:p>
        </text:list-item>
        <text:list-item>
          <text:p text:style-name="P9"><text:span text:style-name="T9">No usarás Friend Leaf si tienes menos de 13 años</text:span>.</text:p>
        </text:list-item>
        <text:list-item>
          <text:p text:style-name="P9"><text:span text:style-name="T9">No usarás Friend Leaf si eres un agresor sexual</text:span>.</text:p>
        </text:list-item>
        <text:list-item>
          <text:p text:style-name="P9"><text:span text:style-name="T9">Mantendrás tu información de contacto de forma precisa y actualizada</text:span>.</text:p>
        </text:list-item>
        <text:list-item>
          <text:p text:style-name="P9"><text:span text:style-name="T9">No compartirás tu contraseña</text:span>, <text:span text:style-name="T9">dejar a nadie acceder a tu cuenta, o hacer cualquier otra cosa que podría fastidiar la seguridad de tu cuenta</text:span>.<text:line-break/></text:p>
        </text:list-item>
      </text:list>
      <text:list xml:id="list8479690836383689207" text:style-name="L8">
        <text:list-item>
          <text:p text:style-name="P6"><text:span text:style-name="T1">Pro</text:span><text:span text:style-name="T5">tegiendo los derechos de otras personas</text:span><text:line-break/><text:line-break/><text:span text:style-name="T10">Respetamos los derechos de otras personas, y exigimos que tú hagas lo mismo.</text:span> </text:p>
        </text:list-item>
      </text:list>
      <text:list xml:id="list1132607084641825738" text:style-name="L9">
        <text:list-item>
          <text:p text:style-name="P10"><text:span text:style-name="T10">No pondrás contenido o harás cualquier acción en Friend Leaf que podría chocar o faltar el respeto a otro usuario o vaya en contra de la ley</text:span>.</text:p>
        </text:list-item>
        <text:list-item>
          <text:p text:style-name="P10"><text:span text:style-name="T10">Podemos quitar cualquier contenido o información que pones en Friend Leaf si creemos que viola cualquier derecho o política de Friend Leaf</text:span>.</text:p>
        </text:list-item>
        <text:list-item>
          <text:p text:style-name="P10"><text:span text:style-name="T11">Si quitamos tu contenido por violar los derechos de Copyright de otra persona, y crees que lo quitamos por un fallo, te daremos una oportunidad para defender tu caso</text:span>.</text:p>
        </text:list-item>
        <text:list-item>
          <text:p text:style-name="P10"><text:span text:style-name="T12">Si infringes repetidamente en los derechos intelectuales de otra persona, desactivaremos tu cuenta cuando sea apropiado</text:span>.</text:p>
        </text:list-item>
        <text:list-item>
          <text:p text:style-name="P10"><text:span text:style-name="T13">No usarás nuestro Copyright ni derechos de autor, excepto si es permitido expresamente por nuestras líneas de uso de marca o con nuestro permiso previamente escrito</text:span>.</text:p>
        </text:list-item>
        <text:list-item>
          <text:p text:style-name="P10"><text:span text:style-name="T13">Si recolectas información de un usuario, primero: obtendrás su consentimiento, déjalo claro que tú (y no Friend Leaf) eres el que recoge su información, y pon una política de privacidad explicando la información que vas a recoger y cómo la vas a usar</text:span>.</text:p>
        </text:list-item>
        <text:list-item>
          <text:p text:style-name="P10"><text:span text:style-name="T13">No pondrás documentos de identidad o de información financiera sensible en Friend Leaf</text:span>.</text:p>
        </text:list-item>
        <text:list-item>
          <text:p text:style-name="P1"><text:span text:style-name="T13">No enviarás invitaciones por email a otros usuarios sin su consentimiento</text:span>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2:40:42.756876506</meta:creation-date>
    <dc:date>2015-12-18T08:47:13.148102947</dc:date>
    <meta:editing-duration>PT27M11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2" meta:paragraph-count="33" meta:word-count="641" meta:character-count="3769" meta:non-whitespace-character-count="3178"/>
  </office:meta>
</office:document-meta>
</file>